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0165*"/>
    </style:style>
    <style:style style:name="Table1.B" style:family="table-column">
      <style:table-column-properties style:column-width="5.793cm" style:rel-column-width="22587*"/>
    </style:style>
    <style:style style:name="Table1.C" style:family="table-column">
      <style:table-column-properties style:column-width="2.103cm" style:rel-column-width="8198*"/>
    </style:style>
    <style:style style:name="Table1.D" style:family="table-column">
      <style:table-column-properties style:column-width="6.304cm" style:rel-column-width="245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1cm" style:rel-column-width="22580*"/>
    </style:style>
    <style:style style:name="Tabella1.C" style:family="table-column">
      <style:table-column-properties style:column-width="2.103cm" style:rel-column-width="8198*"/>
    </style:style>
    <style:style style:name="Tabella1.D" style:family="table-column">
      <style:table-column-properties style:column-width="6.306cm" style:rel-column-width="24592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7cm" style:rel-column-width="10165*"/>
    </style:style>
    <style:style style:name="Tabella2.B" style:family="table-column">
      <style:table-column-properties style:column-width="7.791cm" style:rel-column-width="30380*"/>
    </style:style>
    <style:style style:name="Tabella2.D" style:family="table-column">
      <style:table-column-properties style:column-width="3.801cm" style:rel-column-width="14825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607cm" style:rel-column-width="10165*"/>
    </style:style>
    <style:style style:name="Tabella7.B" style:family="table-column">
      <style:table-column-properties style:column-width="7.791cm" style:rel-column-width="30380*"/>
    </style:style>
    <style:style style:name="Tabella7.D" style:family="table-column">
      <style:table-column-properties style:column-width="3.801cm" style:rel-column-width="14825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5.106cm" style:rel-column-width="19912*"/>
    </style:style>
    <style:style style:name="Tabella9.B" style:family="table-column">
      <style:table-column-properties style:column-width="11.7cm" style:rel-column-width="45623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6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6.A" style:family="table-column">
      <style:table-column-properties style:column-width="5.106cm" style:rel-column-width="19912*"/>
    </style:style>
    <style:style style:name="Tabella6.B" style:family="table-column">
      <style:table-column-properties style:column-width="11.7cm" style:rel-column-width="45623*"/>
    </style:style>
    <style:style style:name="Tabella6.1" style:family="table-row">
      <style:table-row-properties fo:background-color="transparent" fo:keep-together="auto">
        <style:background-image/>
      </style:table-row-properties>
    </style:style>
    <style:style style:name="Tabella6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6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0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0.A" style:family="table-column">
      <style:table-column-properties style:column-width="5.106cm" style:rel-column-width="19912*"/>
    </style:style>
    <style:style style:name="Tabella10.B" style:family="table-column">
      <style:table-column-properties style:column-width="11.7cm" style:rel-column-width="45623*"/>
    </style:style>
    <style:style style:name="Tabella10.1" style:family="table-row">
      <style:table-row-properties fo:background-color="transparent" fo:keep-together="auto">
        <style:background-image/>
      </style:table-row-properties>
    </style:style>
    <style:style style:name="Tabella10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0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1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1.A" style:family="table-column">
      <style:table-column-properties style:column-width="5.106cm" style:rel-column-width="19912*"/>
    </style:style>
    <style:style style:name="Tabella11.B" style:family="table-column">
      <style:table-column-properties style:column-width="11.7cm" style:rel-column-width="45623*"/>
    </style:style>
    <style:style style:name="Tabella11.1" style:family="table-row">
      <style:table-row-properties fo:background-color="transparent" fo:keep-together="auto">
        <style:background-image/>
      </style:table-row-properties>
    </style:style>
    <style:style style:name="Tabella11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2" style:family="table">
      <style:table-properties style:width="16.806cm" table:align="margins" style:may-break-between-rows="false"/>
    </style:style>
    <style:style style:name="Tabella12.A" style:family="table-column">
      <style:table-column-properties style:column-width="1.401cm" style:rel-column-width="794*"/>
    </style:style>
    <style:style style:name="Tabella12.B" style:family="table-column">
      <style:table-column-properties style:column-width="6.299cm" style:rel-column-width="3571*"/>
    </style:style>
    <style:style style:name="Tabella12.C" style:family="table-column">
      <style:table-column-properties style:column-width="1.905cm" style:rel-column-width="1080*"/>
    </style:style>
    <style:style style:name="Tabella12.D" style:family="table-column">
      <style:table-column-properties style:column-width="7.202cm" style:rel-column-width="4083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D1" style:family="table-cell">
      <style:table-cell-properties fo:padding="0.097cm" fo:border="0.05pt solid #000000"/>
    </style:style>
    <style:style style:name="Tabella13" style:family="table">
      <style:table-properties style:width="16.806cm" table:align="margins" style:may-break-between-rows="false"/>
    </style:style>
    <style:style style:name="Tabella13.A" style:family="table-column">
      <style:table-column-properties style:column-width="0.794cm" style:rel-column-width="3095*"/>
    </style:style>
    <style:style style:name="Tabella13.B" style:family="table-column">
      <style:table-column-properties style:column-width="10.306cm" style:rel-column-width="40189*"/>
    </style:style>
    <style:style style:name="Tabella13.C" style:family="table-column">
      <style:table-column-properties style:column-width="3.995cm" style:rel-column-width="15579*"/>
    </style:style>
    <style:style style:name="Tabella13.D" style:family="table-column">
      <style:table-column-properties style:column-width="1.711cm" style:rel-column-width="6672*"/>
    </style:style>
    <style:style style:name="Tabel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3.D1" style:family="table-cell">
      <style:table-cell-properties style:vertical-align="middle" fo:padding="0.097cm" fo:border="0.05pt solid #000000"/>
    </style:style>
    <style:style style:name="Tabel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9" style:family="table">
      <style:table-properties style:width="16.806cm" table:align="margins"/>
    </style:style>
    <style:style style:name="Tabella19.A" style:family="table-column">
      <style:table-column-properties style:column-width="5.597cm" style:rel-column-width="21824*"/>
    </style:style>
    <style:style style:name="Tabella19.B" style:family="table-column">
      <style:table-column-properties style:column-width="11.21cm" style:rel-column-width="43711*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2.731cm" style:rel-column-width="10645*"/>
    </style:style>
    <style:style style:name="Tabella20.B" style:family="table-column">
      <style:table-column-properties style:column-width="7.038cm" style:rel-column-width="27446*"/>
    </style:style>
    <style:style style:name="Tabella20.C" style:family="table-column">
      <style:table-column-properties style:column-width="7.038cm" style:rel-column-width="27444*"/>
    </style:style>
    <style:style style:name="Tabella20.1" style:family="table-row">
      <style:table-row-properties fo:keep-together="always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C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6.806cm" table:align="margins"/>
    </style:style>
    <style:style style:name="Tabella14.A" style:family="table-column">
      <style:table-column-properties style:column-width="16.806cm" style:rel-column-width="65535*"/>
    </style:style>
    <style:style style:name="Tabella14.A1" style:family="table-cell">
      <style:table-cell-properties fo:padding="0.097cm" fo:border="0.05pt solid #000000"/>
    </style:style>
    <style:style style:name="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 style:master-page-name="">
      <loext:graphic-properties draw:fill="none"/>
      <style:paragraph-properties fo:margin-left="5.3cm" fo:margin-right="-0.3cm" fo:margin-top="0.804cm" fo:margin-bottom="0.8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0516e26" fo:hyphenate="false" loext:hyphenation-no-caps="false"/>
    </style:style>
    <style:style style:name="P4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d6edb4" fo:hyphenate="false" loext:hyphenation-no-caps="false"/>
    </style:style>
    <style:style style:name="P5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f6526f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f458af"/>
    </style:style>
    <style:style style:name="P7" style:family="paragraph" style:parent-style-name="Normale">
      <style:paragraph-properties fo:margin-left="0cm" fo:margin-right="0cm" fo:margin-top="0.201cm" fo:margin-bottom="0.201cm" style:contextual-spacing="true" fo:line-height="100%" fo:text-indent="0cm" style:auto-text-indent="false">
        <style:tab-stops/>
      </style:paragraph-properties>
      <style:text-properties officeooo:paragraph-rsid="00d66a3f"/>
    </style:style>
    <style:style style:name="P8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9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10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11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2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13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14" style:family="paragraph" style:parent-style-name="Standard">
      <style:text-properties officeooo:paragraph-rsid="004e00d6"/>
    </style:style>
    <style:style style:name="P15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7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8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9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1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22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23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2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2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2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f458af" style:font-size-asian="10pt" style:font-name-complex="Titillium Web" style:font-size-complex="10pt"/>
    </style:style>
    <style:style style:name="P29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f6526f" style:font-size-asian="10pt" style:font-name-complex="Titillium Web" style:font-size-complex="10pt"/>
    </style:style>
    <style:style style:name="P30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1062f85" style:font-size-asian="10pt" style:font-name-complex="Titillium Web" style:font-size-complex="10pt"/>
    </style:style>
    <style:style style:name="P31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32" style:family="paragraph" style:parent-style-name="Table_20_Contents">
      <style:paragraph-properties fo:padding="0.049cm" fo:border="none"/>
      <style:text-properties style:font-name="Titillium" fo:font-size="10pt" officeooo:rsid="00f458af" officeooo:paragraph-rsid="00f458af" style:font-size-asian="10pt" style:font-name-complex="Titillium Web" style:font-size-complex="10pt"/>
    </style:style>
    <style:style style:name="P33" style:family="paragraph" style:parent-style-name="Table_20_Contents">
      <style:paragraph-properties fo:margin-top="0cm" fo:margin-bottom="0cm" style:contextual-spacing="false" fo:padding="0.049cm" fo:border="none"/>
      <style:text-properties style:font-name="Titillium" fo:font-size="10pt" officeooo:rsid="00f6526f" officeooo:paragraph-rsid="00f6526f" style:font-size-asian="10pt" style:font-name-complex="Titillium Web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tillium" fo:font-size="10pt" officeooo:rsid="00f8bdff" officeooo:paragraph-rsid="00fcaaf5" style:font-size-asian="10pt" style:font-name-complex="Titillium Web" style:font-size-complex="10pt"/>
    </style:style>
    <style:style style:name="P35" style:family="paragraph" style:parent-style-name="Table_20_Contents">
      <style:text-properties style:font-name="Titillium" fo:font-size="10pt" officeooo:rsid="00f8bdff" officeooo:paragraph-rsid="00fcaaf5" style:font-size-asian="10pt" style:font-name-complex="Titillium Web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tillium" fo:font-size="10pt" officeooo:rsid="00f93225" officeooo:paragraph-rsid="00fcaaf5" style:font-size-asian="10pt" style:font-name-complex="Titillium Web" style:font-size-complex="10pt"/>
    </style:style>
    <style:style style:name="P37" style:family="paragraph" style:parent-style-name="Table_20_Contents">
      <style:text-properties style:font-name="Titillium" fo:font-size="10pt" officeooo:rsid="00f93225" officeooo:paragraph-rsid="00fcaaf5" style:font-size-asian="10pt" style:font-name-complex="Titillium Web" style:font-size-complex="10pt"/>
    </style:style>
    <style:style style:name="P38" style:family="paragraph" style:parent-style-name="Table_20_Contents">
      <style:text-properties style:font-name="Titillium" fo:font-size="10pt" officeooo:paragraph-rsid="00fcaaf5" style:font-size-asian="10pt" style:font-name-complex="Titillium Web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Titillium" fo:font-size="10pt" officeooo:paragraph-rsid="00fcaaf5" style:font-size-asian="10pt" style:font-name-complex="Titillium Web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45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4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47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48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49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Titillium" fo:font-size="10pt" fo:font-weight="bold" officeooo:paragraph-rsid="00fcaaf5" style:font-size-asian="10pt" style:font-weight-asian="bold" style:font-name-complex="Titillium Web" style:font-size-complex="10pt" style:font-weight-complex="bold"/>
    </style:style>
    <style:style style:name="P51" style:family="paragraph" style:parent-style-name="Table_20_Contents">
      <style:text-properties style:font-name="Titillium" fo:font-size="10pt" fo:font-weight="normal" officeooo:rsid="00f93225" officeooo:paragraph-rsid="00fcaaf5" style:font-size-asian="10pt" style:font-weight-asian="normal" style:font-name-complex="Titillium Web" style:font-size-complex="10pt" style:font-weight-complex="normal"/>
    </style:style>
    <style:style style:name="P52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5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54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55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56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57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8" style:family="paragraph" style:parent-style-name="Normale" style:master-page-name="">
      <loext:graphic-properties draw:fill="none"/>
      <style:paragraph-properties fo:margin-left="10.7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9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60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62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63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d66a3f"/>
    </style:style>
    <style:style style:name="P64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f6526f"/>
    </style:style>
    <style:style style:name="P65" style:family="paragraph" style:parent-style-name="Normale">
      <style:paragraph-properties fo:margin-left="0cm" fo:margin-right="0cm" fo:margin-top="0cm" fo:margin-bottom="0cm" style:contextual-spacing="true" fo:line-height="150%" fo:text-indent="0cm" style:auto-text-indent="false">
        <style:tab-stops/>
      </style:paragraph-properties>
      <style:text-properties officeooo:paragraph-rsid="00fcaaf5"/>
    </style:style>
    <style:style style:name="P66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67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08881b" fo:hyphenate="false" loext:hyphenation-no-caps="false"/>
    </style:style>
    <style:style style:name="P68" style:family="paragraph" style:parent-style-name="Normale" style:master-page-name="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108881b" fo:hyphenate="false" loext:hyphenation-no-caps="false"/>
    </style:style>
    <style:style style:name="P69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70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style:font-name="Gotham Light" fo:font-size="12pt" fo:language="it" fo:country="IT" style:text-underline-style="solid" style:text-underline-width="auto" style:text-underline-color="font-color" fo:font-weight="normal" officeooo:rsid="00d6edb4" officeooo:paragraph-rsid="00d6edb4" style:font-size-asian="12pt" style:font-weight-asian="normal" style:font-size-complex="12pt" style:font-weight-complex="normal"/>
    </style:style>
    <style:style style:name="P71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style:font-name="Titillium" fo:font-size="9pt" officeooo:paragraph-rsid="0108881b" style:font-size-asian="9pt" style:font-name-complex="Titillium Web" style:font-size-complex="9pt" fo:hyphenate="false" loext:hyphenation-no-caps="false"/>
    </style:style>
    <style:style style:name="P72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08881b" fo:hyphenate="false" loext:hyphenation-no-caps="false"/>
    </style:style>
    <style:style style:name="P73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74" style:family="paragraph" style:parent-style-name="Normale">
      <style:paragraph-properties fo:margin-left="0cm" fo:margin-right="0cm" fo:margin-top="0cm" fo:margin-bottom="0cm" style:contextual-spacing="true" fo:line-height="150%" fo:text-indent="0cm" style:auto-text-indent="false">
        <style:tab-stops/>
      </style:paragraph-properties>
      <style:text-properties officeooo:paragraph-rsid="00f28146"/>
    </style:style>
    <style:style style:name="P75" style:family="paragraph" style:parent-style-name="Table_20_Contents">
      <style:text-properties style:font-name="Titillium" fo:font-size="10pt" officeooo:rsid="00db6835" officeooo:paragraph-rsid="0108881b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11e08a2" officeooo:paragraph-rsid="0108881b" style:font-size-asian="9pt" style:font-weight-asian="bold" style:font-name-complex="Titillium Web" style:font-size-complex="9pt" style:font-weight-complex="bold"/>
    </style:style>
    <style:style style:name="P78" style:family="paragraph" style:parent-style-name="Table_20_Contents">
      <style:text-properties style:font-name="Titillium" fo:font-size="9pt" officeooo:rsid="00e3ab46" officeooo:paragraph-rsid="0108881b" style:font-size-asian="9pt" style:font-name-complex="Titillium Web" style:font-size-complex="9pt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fo:font-weight="normal" officeooo:rsid="00f458af" style:font-size-asian="10pt" style:font-weight-asian="normal" style:font-name-complex="Titillium Web" style:font-size-complex="10pt" style:font-weight-complex="normal"/>
    </style:style>
    <style:style style:name="T19" style:family="text">
      <style:text-properties style:font-name="Titillium" fo:font-size="10pt" fo:language="it" fo:country="IT" fo:font-weight="normal" officeooo:rsid="00f6526f" style:font-size-asian="10pt" style:font-weight-asian="normal" style:font-name-complex="Titillium Web" style:font-size-complex="10pt" style:font-weight-complex="normal"/>
    </style:style>
    <style:style style:name="T20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21" style:family="text">
      <style:text-properties style:font-name="Titillium" fo:font-size="10pt" fo:language="it" fo:country="IT" fo:font-weight="normal" officeooo:rsid="00516e26" style:font-size-asian="8.75pt" style:font-weight-asian="normal" style:font-name-complex="Titillium Web" style:font-size-complex="10pt" style:font-weight-complex="normal"/>
    </style:style>
    <style:style style:name="T22" style:family="text">
      <style:text-properties style:font-name="Gotham Book" fo:font-size="16pt" style:font-size-asian="16pt" style:font-size-complex="16pt"/>
    </style:style>
    <style:style style:name="T23" style:family="text">
      <style:text-properties style:font-name="Gotham Book" fo:font-size="16pt" officeooo:rsid="00d6edb4" style:font-size-asian="16pt" style:font-size-complex="16pt"/>
    </style:style>
    <style:style style:name="T24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5" style:family="text">
      <style:text-properties style:font-name="Gotham Book" fo:font-size="16pt" officeooo:rsid="00f28146" style:font-size-asian="16pt" style:font-name-complex="Titillium Web" style:font-size-complex="16pt"/>
    </style:style>
    <style:style style:name="T26" style:family="text">
      <style:text-properties style:font-name="Gotham Light" fo:font-size="10pt" fo:language="it" fo:country="IT" officeooo:rsid="007cee5e" style:font-size-asian="10pt" style:font-name-complex="Titillium Web" style:font-size-complex="10pt"/>
    </style:style>
    <style:style style:name="T27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28" style:family="text">
      <style:text-properties style:font-name="Gotham Light" fo:font-size="10pt" fo:language="it" fo:country="IT" officeooo:rsid="008ca836" style:font-size-asian="10pt" style:font-name-complex="Titillium Web" style:font-size-complex="10pt"/>
    </style:style>
    <style:style style:name="T29" style:family="text">
      <style:text-properties style:font-name="Gotham Light" fo:font-size="10pt" fo:language="it" fo:country="IT" officeooo:rsid="00e42e5d" style:font-size-asian="10pt" style:font-name-complex="Titillium Web" style:font-size-complex="10pt"/>
    </style:style>
    <style:style style:name="T30" style:family="text">
      <style:text-properties style:font-name="Gotham Light" fo:font-size="12pt" fo:language="it" fo:country="IT" fo:font-weight="bold" officeooo:rsid="00516e26" style:font-size-asian="12pt" style:font-weight-asian="bold" style:font-name-complex="Titillium Web" style:font-size-complex="12pt" style:font-weight-complex="bold"/>
    </style:style>
    <style:style style:name="T31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32" style:family="text">
      <style:text-properties style:font-name="Gotham Light" fo:font-size="12pt" fo:language="it" fo:country="IT" fo:font-weight="bold" officeooo:rsid="00f28146" style:font-size-asian="12pt" style:font-weight-asian="bold" style:font-name-complex="Titillium Web" style:font-size-complex="12pt" style:font-weight-complex="bold"/>
    </style:style>
    <style:style style:name="T33" style:family="text">
      <style:text-properties style:font-name="Gotham Light" fo:font-size="12pt" fo:language="it" fo:country="IT" fo:font-weight="bold" officeooo:rsid="00f458af" style:font-size-asian="12pt" style:font-weight-asian="bold" style:font-name-complex="Titillium Web" style:font-size-complex="12pt" style:font-weight-complex="bold"/>
    </style:style>
    <style:style style:name="T34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35" style:family="text">
      <style:text-properties style:font-name="Gotham Light" fo:font-size="12pt" fo:language="it" fo:country="IT" officeooo:rsid="00f458af" style:font-size-asian="12pt" style:font-name-complex="Titillium Web" style:font-size-complex="12pt"/>
    </style:style>
    <style:style style:name="T36" style:family="text">
      <style:text-properties style:font-name="Gotham Light" fo:font-size="12pt" fo:language="it" fo:country="IT" officeooo:rsid="00516e26" style:font-size-asian="12pt" style:font-name-complex="Titillium Web" style:font-size-complex="12pt"/>
    </style:style>
    <style:style style:name="T37" style:family="text">
      <style:text-properties style:font-name="Gotham Light" fo:font-size="12pt" fo:language="it" fo:country="IT" officeooo:rsid="007cee5e" style:font-size-asian="12pt" style:font-name-complex="Titillium Web" style:font-size-complex="12pt"/>
    </style:style>
    <style:style style:name="T38" style:family="text">
      <style:text-properties style:font-name="Gotham Light" fo:font-size="12pt" fo:language="it" fo:country="IT" officeooo:rsid="00e42e5d" style:font-size-asian="12pt" style:font-name-complex="Titillium Web" style:font-size-complex="12pt"/>
    </style:style>
    <style:style style:name="T39" style:family="text">
      <style:text-properties style:font-name="Gotham Light" fo:font-size="12pt" fo:language="it" fo:country="IT" officeooo:rsid="008ca836" style:font-size-asian="12pt" style:font-name-complex="Titillium Web" style:font-size-complex="12pt"/>
    </style:style>
    <style:style style:name="T40" style:family="text">
      <style:text-properties style:font-name="Gotham Light" fo:font-size="12pt" fo:language="it" fo:country="IT" style:text-underline-style="solid" style:text-underline-width="auto" style:text-underline-color="font-color" fo:font-weight="bold" officeooo:rsid="00f28146" style:font-size-asian="12pt" style:font-weight-asian="bold" style:font-name-complex="Titillium Web" style:font-size-complex="12pt" style:font-weight-complex="bold"/>
    </style:style>
    <style:style style:name="T41" style:family="text">
      <style:text-properties style:font-name="Gotham Light" fo:font-size="12pt" fo:language="it" fo:country="IT" style:text-underline-style="solid" style:text-underline-width="auto" style:text-underline-color="font-color" officeooo:rsid="00f28146" style:font-size-asian="12pt" style:font-name-complex="Titillium Web" style:font-size-complex="12pt"/>
    </style:style>
    <style:style style:name="T42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f28146" style:font-size-asian="12pt" style:font-weight-asian="normal" style:font-name-complex="Titillium Web" style:font-size-complex="12pt" style:font-weight-complex="normal"/>
    </style:style>
    <style:style style:name="T43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f458af" style:font-size-asian="12pt" style:font-weight-asian="normal" style:font-name-complex="Titillium Web" style:font-size-complex="12pt" style:font-weight-complex="normal"/>
    </style:style>
    <style:style style:name="T44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516e26" style:font-size-asian="12pt" style:font-weight-asian="normal" style:font-name-complex="Titillium Web" style:font-size-complex="12pt" style:font-weight-complex="normal"/>
    </style:style>
    <style:style style:name="T45" style:family="text">
      <style:text-properties style:font-name="Gotham Light" fo:font-size="12pt" fo:language="it" fo:country="IT" fo:font-weight="normal" officeooo:rsid="00f458af" style:font-size-asian="12pt" style:font-weight-asian="normal" style:font-name-complex="Titillium Web" style:font-size-complex="12pt" style:font-weight-complex="normal"/>
    </style:style>
    <style:style style:name="T46" style:family="text">
      <style:text-properties style:font-name="Gotham Light" fo:font-size="12pt" fo:language="it" fo:country="IT" fo:font-weight="normal" officeooo:rsid="00516e26" style:font-size-asian="12pt" style:font-weight-asian="normal" style:font-name-complex="Titillium Web" style:font-size-complex="12pt" style:font-weight-complex="normal"/>
    </style:style>
    <style:style style:name="T47" style:family="text">
      <style:text-properties style:font-name="Gotham Light" fo:font-size="12pt" fo:language="it" fo:country="IT" fo:font-weight="normal" officeooo:rsid="008a75c8" style:font-size-asian="12pt" style:font-weight-asian="normal" style:font-name-complex="Titillium Web" style:font-size-complex="12pt" style:font-weight-complex="normal"/>
    </style:style>
    <style:style style:name="T48" style:family="text">
      <style:text-properties officeooo:rsid="00f28146"/>
    </style:style>
    <style:style style:name="T49" style:family="text">
      <style:text-properties officeooo:rsid="00f6526f"/>
    </style:style>
    <style:style style:name="T50" style:family="text">
      <style:text-properties fo:font-size="10pt" fo:language="it" fo:country="IT" officeooo:rsid="00516e26" style:font-size-asian="10pt" style:font-size-complex="10pt"/>
    </style:style>
    <style:style style:name="T51" style:family="text">
      <style:text-properties style:font-name="Gotham Light" fo:font-size="10pt" fo:language="it" fo:country="IT" officeooo:rsid="00db6835" style:font-size-asian="10pt" style:font-name-complex="Titillium Web" style:font-size-complex="10pt"/>
    </style:style>
    <style:style style:name="T52" style:family="text">
      <style:text-properties style:font-name="Gotham Light" fo:font-size="12pt" fo:language="it" fo:country="IT" officeooo:rsid="00db6835" style:font-size-asian="12pt" style:font-name-complex="Titillium Web" style:font-size-complex="12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22">Segnalazione nel ambito </text:span><text:span text:style-name="T23">della </text:span><text:span text:style-name="Car._20_predefinito_20_paragrafo"><text:span text:style-name="T24">Vigilanza </text:span></text:span><text:span text:style-name="Car._20_predefinito_20_paragrafo"><text:span text:style-name="T25">conferimento degli incarichi</text:span></text:span></text:p>
      <text:p text:style-name="P66"/>
      <text:p text:style-name="P70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59890264192">
          <table:table-cell table:style-name="Table1.A1" office:value-type="string">
            <text:p text:style-name="P41">Nome</text:p>
          </table:table-cell>
          <table:table-cell table:style-name="Table1.B1" office:value-type="string">
            <text:p text:style-name="P47">${segnalazione.segnalante.nome!}</text:p>
          </table:table-cell>
          <table:table-cell table:style-name="Table1.A1" office:value-type="string">
            <text:p text:style-name="P40">Cognome</text:p>
          </table:table-cell>
          <table:table-cell table:style-name="Table1.B1" office:value-type="string">
            <text:p text:style-name="P42">${segnalazione.segnalante.cognome!}</text:p>
          </table:table-cell>
        </table:table-row>
      </table:table>
      <text:p text:style-name="P14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44">Codice fiscale</text:p>
          </table:table-cell>
          <table:table-cell table:style-name="Tabella1.B1" office:value-type="string">
            <text:p text:style-name="P45">${segnalazione.segnalante.codiceFiscale!}</text:p>
          </table:table-cell>
          <table:table-cell table:style-name="Tabella1.A1" office:value-type="string">
            <text:p text:style-name="P43">Qualifica</text:p>
          </table:table-cell>
          <table:table-cell table:style-name="Tabella1.B1" office:value-type="string">
            <text:p text:style-name="P46">${segnalazione.segnalante.qualifica!}</text:p>
          </table:table-cell>
        </table:table-row>
      </table:table>
      <text:p text:style-name="P11"><text:span text:style-name="Car._20_predefinito_20_paragrafo"><text:span text:style-name="T7">[#if segnalazione.segnalante.qualifica != "Giornalista" &amp;&amp; segnalazione.segnalante.qualifica != "Cittadino"]</text:span></text:span></text:p>
      <text:p text:style-name="P62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 table:style-name="Tabella2.1">
          <table:table-cell table:style-name="Tabella2.A1" office:value-type="string">
            <text:p text:style-name="P15">Denominazione</text:p>
          </table:table-cell>
          <table:table-cell table:style-name="Tabella2.B1" office:value-type="string">
            <text:p text:style-name="P25">${segnalazione.segnalante.ente.denominazione}</text:p>
          </table:table-cell>
          <table:table-cell table:style-name="Tabella2.A1" office:value-type="string">
            <text:p text:style-name="P16">Codice fiscale</text:p>
          </table:table-cell>
          <table:table-cell table:style-name="Tabella2.B1" office:value-type="string">
            <text:p text:style-name="P30">${segnalazione.segnalante.ente.codiceFiscale!}</text:p>
          </table:table-cell>
        </table:table-row>
      </table:table>
      <text:p text:style-name="P10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1">Comune</text:p>
          </table:table-cell>
          <table:table-cell table:style-name="Tabella3.B1" office:value-type="string">
            <text:p text:style-name="P25">${segnalazione.segnalante.ente.comune} (${segnalazione.segnalante.ente.provincia})</text:p>
          </table:table-cell>
        </table:table-row>
      </table:table>
      <text:p text:style-name="P9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>Tipologia ente</text:p>
          </table:table-cell>
          <table:table-cell table:style-name="Tabella4.B1" office:value-type="string">
            <text:p text:style-name="P24">${segnalazione.segnalante.ente.tipoEnte!}</text:p>
          </table:table-cell>
        </table:table-row>
      </table:table>
      <text:p text:style-name="P9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9">Mail</text:p>
          </table:table-cell>
          <table:table-cell table:style-name="Tabella5.B1" office:value-type="string">
            <text:p text:style-name="P25">${segnalazione.segnalante.ente.mail!}</text:p>
          </table:table-cell>
          <table:table-cell table:style-name="Tabella5.A1" office:value-type="string">
            <text:p text:style-name="P20">PEC</text:p>
          </table:table-cell>
          <table:table-cell table:style-name="Tabella5.B1" office:value-type="string">
            <text:p text:style-name="P25">${segnalazione.segnalante.ente.pec!}</text:p>
          </table:table-cell>
          <table:table-cell table:style-name="Tabella5.A1" office:value-type="string">
            <text:p text:style-name="P20">Telefono</text:p>
          </table:table-cell>
          <table:table-cell table:style-name="Tabella5.B1" office:value-type="string">
            <text:p text:style-name="P25">${segnalazione.segnalante.ente.telefono!}</text:p>
          </table:table-cell>
        </table:table-row>
      </table:table>
      <text:p text:style-name="P8"><text:span text:style-name="Car._20_predefinito_20_paragrafo"><text:span text:style-name="T4">[/#if]</text:span></text:span></text:p>
      <text:p text:style-name="P74"><text:span text:style-name="Car._20_predefinito_20_paragrafo"><text:span text:style-name="T42">Dati identificativi ente segnalato</text:span></text:span></text:p>
      <table:table table:name="Tabella7" table:style-name="Tabella7">
        <table:table-column table:style-name="Tabella7.A"/>
        <table:table-column table:style-name="Tabella7.B"/>
        <table:table-column table:style-name="Tabella7.A"/>
        <table:table-column table:style-name="Tabella7.D"/>
        <table:table-row table:style-name="TableLine2559890294656">
          <table:table-cell table:style-name="Tabella7.A1" office:value-type="string">
            <text:p text:style-name="P18">Denominazione</text:p>
          </table:table-cell>
          <table:table-cell table:style-name="Tabella7.B1" office:value-type="string">
            <text:p text:style-name="P31">${segnalazione.ente.denominazione}</text:p>
          </table:table-cell>
          <table:table-cell table:style-name="Tabella7.A1" office:value-type="string">
            <text:p text:style-name="P17">Codice fiscale</text:p>
          </table:table-cell>
          <table:table-cell table:style-name="Tabella7.B1" office:value-type="string">
            <text:p text:style-name="P31">${segnalazione.ente.codiceFiscale!}</text:p>
          </table:table-cell>
        </table:table-row>
      </table:table>
      <text:p text:style-name="P12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3">Comune</text:p>
          </table:table-cell>
          <table:table-cell table:style-name="Tabella8.B1" office:value-type="string">
            <text:p text:style-name="P27">${segnalazione.ente.comune!} (${segnalazione.ente.provincia!})</text:p>
          </table:table-cell>
        </table:table-row>
      </table:table>
      <text:p text:style-name="P13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2">Tipologia <text:span text:style-name="T48">Ente/Amministrazione</text:span></text:p>
          </table:table-cell>
          <table:table-cell table:style-name="Tabella9.B1" office:value-type="string">
            <text:p text:style-name="P26">${segnalazione.ente.tipoEnte!}</text:p>
          </table:table-cell>
        </table:table-row>
      </table:table>
      <text:p text:style-name="P7"><text:span text:style-name="Car._20_predefinito_20_paragrafo"><text:span text:style-name="T21"/></text:span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32">Fattispecie</text:p>
          </table:table-cell>
          <table:table-cell table:style-name="Tabella6.B1" office:value-type="string">
            <text:p text:style-name="P28">${segnalazione.fattispecie}</text:p>
          </table:table-cell>
        </table:table-row>
      </table:table>
      <text:p text:style-name="P6"><text:span text:style-name="Car._20_predefinito_20_paragrafo"><text:span text:style-name="T18">[#if segnalazione.fattispecie?starts_with("Altro")]</text:span></text:span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32"><text:span text:style-name="T49">Specificare la f</text:span>attispecie</text:p>
          </table:table-cell>
          <table:table-cell table:style-name="Tabella10.B1" office:value-type="string">
            <text:p text:style-name="P28">${segnalazione.dettaglio}</text:p>
          </table:table-cell>
        </table:table-row>
      </table:table>
      <text:p text:style-name="P5"><text:span text:style-name="Car._20_predefinito_20_paragrafo"><text:span text:style-name="T19">[/#if]</text:span>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3">Articoli che si ritengono violati</text:p>
          </table:table-cell>
          <table:table-cell table:style-name="Tabella11.B1" office:value-type="string">
            <text:p text:style-name="P29">[#if segnalazione.articolo3]Violazione art. 3 - Inconferibilità derivante da condanna penale [/#if]${segnalazione.artViolati!}</text:p>
          </table:table-cell>
        </table:table-row>
      </table:table>
      <text:p text:style-name="P64"><text:span text:style-name="Car._20_predefinito_20_paragrafo"><text:span text:style-name="T43">Soggetti interessati</text:span></text:span><text:span text:style-name="Car._20_predefinito_20_paragrafo"><text:span text:style-name="T46">[#list segnalazione.soggetti as s]</text:span>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leLine2559890306080">
          <table:table-cell table:style-name="Tabella12.A1" office:value-type="string">
            <text:p text:style-name="P51">Nome</text:p>
          </table:table-cell>
          <table:table-cell table:style-name="Tabella12.A1" office:value-type="string">
            <text:p text:style-name="P50">${s.nome}</text:p>
          </table:table-cell>
          <table:table-cell table:style-name="Tabella12.A1" office:value-type="string">
            <text:p text:style-name="P37">Cognome</text:p>
          </table:table-cell>
          <table:table-cell table:style-name="Tabella12.D1" office:value-type="string">
            <text:p text:style-name="P50">${s.cognome}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ext:soft-page-break/>
        <table:table-row table:style-name="TableLine2559890303632">
          <table:table-cell table:style-name="Tabella13.A1" office:value-type="string">
            <text:p text:style-name="P35"/>
          </table:table-cell>
          <table:table-cell table:style-name="Tabella13.A1" office:value-type="string">
            <text:p text:style-name="P34">Incarico</text:p>
          </table:table-cell>
          <table:table-cell table:style-name="Tabella13.A1" office:value-type="string">
            <text:p text:style-name="P34">Data assunzione</text:p>
          </table:table-cell>
          <table:table-cell table:style-name="Tabella13.D1" office:value-type="string">
            <text:p text:style-name="P34">In corso</text:p>
          </table:table-cell>
        </table:table-row>
        <table:table-row table:style-name="TableLine2559890296832">
          <table:table-cell table:style-name="Tabella13.A2" office:value-type="string">
            <text:p text:style-name="P34">1</text:p>
          </table:table-cell>
          <table:table-cell table:style-name="Tabella13.A2" office:value-type="string">
            <text:p text:style-name="P38">${s.incarico1}</text:p>
          </table:table-cell>
          <table:table-cell table:style-name="Tabella13.A2" office:value-type="string">
            <text:p text:style-name="P39">[#if s.assunzione1?has_content]${s.assunzione1?date}[/#if]</text:p>
          </table:table-cell>
          <table:table-cell table:style-name="Tabella13.D2" office:value-type="string">
            <text:p text:style-name="P39">[#if s.inCorso1?has_content][#if s.inCorso1]Si[#else]No[/#if][/#if]</text:p>
          </table:table-cell>
        </table:table-row>
        <table:table-row table:style-name="TableLine2559890306624">
          <table:table-cell table:style-name="Tabella13.A2" office:value-type="string">
            <text:p text:style-name="P36">2</text:p>
          </table:table-cell>
          <table:table-cell table:style-name="Tabella13.A2" office:value-type="string">
            <text:p text:style-name="P38">${s.incarico2}</text:p>
          </table:table-cell>
          <table:table-cell table:style-name="Tabella13.A2" office:value-type="string">
            <text:p text:style-name="P39">[#if s.assunzione2?has_content]${s.assunzione2?date}[/#if]</text:p>
          </table:table-cell>
          <table:table-cell table:style-name="Tabella13.D2" office:value-type="string">
            <text:p text:style-name="P39">[#if s.inCorso2?has_content][#if s.inCorso2]Si[#else]No[/#if][/#if]</text:p>
          </table:table-cell>
        </table:table-row>
      </table:table>
      <text:p text:style-name="P65"><text:span text:style-name="Car._20_predefinito_20_paragrafo"><text:span text:style-name="T20">[/#list]</text:span></text:span></text:p>
      <text:p text:style-name="P63"><text:span text:style-name="Car._20_predefinito_20_paragrafo"><text:span text:style-name="T44">Oggetto della segnalazione</text:span></text:span></text:p>
      <text:p text:style-name="P3"><text:span text:style-name="Car._20_predefinito_20_paragrafo"><text:span text:style-name="T6">${segnalazione.oggetto}</text:span></text:span></text:p>
      <text:p text:style-name="P4"><text:span text:style-name="Car._20_predefinito_20_paragrafo"><text:span text:style-name="T9"/></text:span></text:p>
      <text:p text:style-name="P61"><text:span text:style-name="Car._20_predefinito_20_paragrafo"><text:span text:style-name="T15">[#if segnalazione.contenzioso &amp;&amp; segnalazione.contenziosi?size &gt; 0]</text:span></text:span><text:span text:style-name="Car._20_predefinito_20_paragrafo"><text:span text:style-name="T52">Si segnalano i seguenti contenziosi sul medesimo oggetto</text:span></text:span></text:p>
      <table:table table:name="Tabella19" table:style-name="Tabella19">
        <table:table-column table:style-name="Tabella19.A"/>
        <table:table-column table:style-name="Tabella19.B"/>
        <table:table-row table:style-name="TableLine2559890300368">
          <table:table-cell table:style-name="Tabella19.A1" office:value-type="string">
            <text:p text:style-name="P49">Tipo di contenzioso</text:p>
          </table:table-cell>
          <table:table-cell table:style-name="Tabella19.B1" office:value-type="string">
            <text:p text:style-name="P49">Estremi del contenzioso</text:p>
          </table:table-cell>
        </table:table-row>
        <table:table-row table:style-name="TableLine2559890307984">
          <table:table-cell table:style-name="Tabella19.A2" office:value-type="string">
            <text:p text:style-name="P48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2" office:value-type="string">
            <text:p text:style-name="P75">${c.estremi!}</text:p>
          </table:table-cell>
        </table:table-row>
      </table:table>
      <text:p text:style-name="P61"><text:span text:style-name="Car._20_predefinito_20_paragrafo"><text:span text:style-name="T15">[#else]</text:span></text:span><text:span text:style-name="Car._20_predefinito_20_paragrafo"><text:span text:style-name="T52">Non si segnalano contenziosi sul medesimo oggetto a conoscenza del segnalante </text:span></text:span><text:span text:style-name="Car._20_predefinito_20_paragrafo"><text:span text:style-name="T15">[/#if]</text:span></text:span></text:p>
      <text:p text:style-name="P73"><text:span text:style-name="Car._20_predefinito_20_paragrafo"><text:span text:style-name="T9">[#if segnalazione.altriSoggetti[0] != "Nessuno"]</text:span></text:span><text:span text:style-name="Car._20_predefinito_20_paragrafo"><text:span text:style-name="T37">La segnalazione è stata inviata anche ai seguenti soggetti istituzionali: </text:span></text:span></text:p>
      <table:table table:name="Tabella14" table:style-name="Tabella14">
        <table:table-column table:style-name="Tabella14.A"/>
        <table:table-row table:style-name="TableLine2560098787936">
          <table:table-cell table:style-name="Tabella14.A1" office:value-type="string">
            <text:p text:style-name="P68"><text:span text:style-name="Car._20_predefinito_20_paragrafo"><text:span text:style-name="T6">[#list segnalazione.altriSoggetti as soggetto] - ${soggetto}</text:span></text:span></text:p>
            <text:p text:style-name="P71"><text:span text:style-name="Car._20_predefinito_20_paragrafo"><text:span text:style-name="T50">[/#list][/#if]</text:span></text:span></text:p>
          </table:table-cell>
        </table:table-row>
      </table:table>
      <text:p text:style-name="P67"><text:span text:style-name="Car._20_predefinito_20_paragrafo"><text:span text:style-name="T6"/></text:span></text:p>
      <text:p text:style-name="P72"><text:span text:style-name="Car._20_predefinito_20_paragrafo"><text:span text:style-name="T11">[#if segnalazione.allegati?size &gt; 0]</text:span></text:span><text:span text:style-name="Car._20_predefinito_20_paragrafo"><text:span text:style-name="T47">Elenco della documentazione allegata: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76">Nome file</text:p>
          </table:table-cell>
          <table:table-cell table:style-name="Tabella20.A1" office:value-type="string">
            <text:p text:style-name="P76">Titolo del documento</text:p>
          </table:table-cell>
          <table:table-cell table:style-name="Tabella20.C1" office:value-type="string">
            <text:p text:style-name="P77">Descrizione</text:p>
          </table:table-cell>
        </table:table-row>
        <table:table-row table:style-name="Tabella20.1">
          <table:table-cell table:style-name="Tabella20.A2" office:value-type="string">
            <text:p text:style-name="P52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A2" office:value-type="string">
            <text:p text:style-name="P78">${a.titolo!}</text:p>
          </table:table-cell>
          <table:table-cell table:style-name="Tabella20.C2" office:value-type="string">
            <text:p text:style-name="P78">${a.descrizione!}</text:p>
          </table:table-cell>
        </table:table-row>
      </table:table>
      <text:p text:style-name="P56"><text:span text:style-name="Car._20_predefinito_20_paragrafo"><text:span text:style-name="T11">[#else]</text:span></text:span><text:span text:style-name="Car._20_predefinito_20_paragrafo"><text:span text:style-name="T34">Non è stata allegata </text:span></text:span><text:span text:style-name="Car._20_predefinito_20_paragrafo"><text:span text:style-name="T38">ulteriore </text:span></text:span><text:span text:style-name="Car._20_predefinito_20_paragrafo"><text:span text:style-name="T34">documentazione </text:span></text:span><text:span text:style-name="Car._20_predefinito_20_paragrafo"><text:span text:style-name="T11">[/#if]</text:span></text:span></text:p>
      <text:p text:style-name="P54"><text:soft-page-break/><text:span text:style-name="Car._20_predefinito_20_paragrafo"><text:span text:style-name="T11">[#if segnalazione.esclusione?has_content]</text:span></text:span><text:span text:style-name="Car._20_predefinito_20_paragrafo"><text:span text:style-name="T39">Si chiede l’esclusione dalla pubblicazione dei seguenti dati sensibili:</text:span></text:span></text:p>
      <text:p text:style-name="P55"><text:span text:style-name="Car._20_predefinito_20_paragrafo"><text:span text:style-name="T12">${segnalazione.esclusione}</text:span></text:span></text:p>
      <text:p text:style-name="P54"><text:span text:style-name="Car._20_predefinito_20_paragrafo"><text:span text:style-name="T11">[/#if]</text:span></text:span></text:p>
      <text:p text:style-name="P53"><text:span text:style-name="Car._20_predefinito_20_paragrafo"><text:span text:style-name="T12"/></text:span></text:p>
      <text:p text:style-name="P57"><text:span text:style-name="Car._20_predefinito_20_paragrafo"><text:span text:style-name="T13">Data</text:span></text:span></text:p>
      <text:p text:style-name="P60"><text:span text:style-name="Car._20_predefinito_20_paragrafo"><text:span text:style-name="T17">${segnalazione.data?date}</text:span></text:span></text:p>
      <text:p text:style-name="P59"><text:span text:style-name="Car._20_predefinito_20_paragrafo"><text:span text:style-name="T16">Il segnalante</text:span></text:span></text:p>
      <text:p text:style-name="P58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.804cm" fo:margin-bottom="0.8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2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as-char" svg:width="7.999cm" style:rel-width="scale" svg:height="0.949cm" style:rel-height="scale" draw:z-index="2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3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AUTORITÀ NAZIONALE ANTICORRUZIONE  |</dc:title>
    <dc:description/>
    <dc:subject/>
    <meta:initial-creator>Emanuele Turatti</meta:initial-creator>
    <meta:creation-date>2021-11-24T15:57:00Z</meta:creation-date>
    <dc:date>2021-12-22T11:49:46.614000000</dc:date>
    <meta:editing-cycles>229</meta:editing-cycles>
    <meta:editing-duration>P1DT1H48S</meta:editing-duration>
    <meta:document-statistic meta:table-count="17" meta:image-count="1" meta:object-count="0" meta:page-count="3" meta:paragraph-count="89" meta:word-count="248" meta:character-count="3006" meta:non-whitespace-character-count="2858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